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Western Illinois (6-14 (1-5 Summit))</text:p>
          </table:table-cell>
          <table:table-cell office:value-type="string">
            <text:p>11</text:p>
          </table:table-cell>
          <table:table-cell office:value-type="string">
            <text:p>23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Denver (13-5 (4-2 Summit)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31</text:p>
          </table:table-cell>
          <table:table-cell office:value-type="string">
            <text:p>.194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32</text:p>
          </table:table-cell>
          <table:table-cell office:value-type="string">
            <text:p>.188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27</text:p>
          </table:table-cell>
          <table:table-cell office:value-type="string">
            <text:p>-.037</text:p>
          </table:table-cell>
        </table:table-row>
        <table:table-row>
          <table:table-cell office:value-type="string">
            <text:p>Denver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string">
            <text:p>23</text:p>
          </table:table-cell>
          <table:table-cell office:value-type="string">
            <text:p>.522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7</text:p>
          </table:table-cell>
          <table:table-cell office:value-type="string">
            <text:p>40</text:p>
          </table:table-cell>
          <table:table-cell office:value-type="string">
            <text:p>.22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7</text:p>
          </table:table-cell>
          <table:table-cell office:value-type="string">
            <text:p>37</text:p>
          </table:table-cell>
          <table:table-cell office:value-type="string">
            <text:p>.243</text:p>
          </table:table-cell>
        </table:table-row>
      </table:table>
      <table:table table:name="Sheet 2"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eezah Washington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.23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Shiah Sanders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Jaime Johnson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667</text:p>
          </table:table-cell>
          <table:table-cell office:value-type="string">
            <text:p>1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elanie Patenaude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-.07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Grov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Shalyn Greenhaw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23</text:p>
          </table:table-cell>
          <table:table-cell office:value-type="string">
            <text:p>.04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Cassie Hunt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Mackenzie Steckler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.33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Riley Schumacher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-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Hannah Walker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Emilee Dechant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.09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Emma Norris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.1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24</text:p>
          </table:table-cell>
          <table:table-cell office:value-type="string">
            <text:p>13</text:p>
          </table:table-cell>
          <table:table-cell office:value-type="string">
            <text:p>90</text:p>
          </table:table-cell>
          <table:table-cell office:value-type="string">
            <text:p>.122</text:p>
          </table:table-cell>
          <table:table-cell office:value-type="string">
            <text:p>24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33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2.0</text:p>
          </table:table-cell>
        </table:table-row>
      </table:table>
      <table:table table:name="Sheet 3">
        <table:table-row>
          <table:table-cell office:value-type="string">
            <text:p>Denver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hannon Geraty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Cassie Baird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.23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Andrea Eddy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assidy Rooke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50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Olivia Novotny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Ellie Anderson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000</text:p>
          </table:table-cell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Becca Mau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.1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cca Latham 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24</text:p>
          </table:table-cell>
          <table:table-cell office:value-type="string">
            <text:p>.29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Taylor Loy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ydia Bartalo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iyusha Boteju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Macy Carrabine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Tina Boe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.769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Kayla Principato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.38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ma Willis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.44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Lauren McManus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Teal Schnurr 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-.23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5</text:p>
          </table:table-cell>
          <table:table-cell office:value-type="string">
            <text:p>15</text:p>
          </table:table-cell>
          <table:table-cell office:value-type="string">
            <text:p>100</text:p>
          </table:table-cell>
          <table:table-cell office:value-type="string">
            <text:p>.300</text:p>
          </table:table-cell>
          <table:table-cell office:value-type="string">
            <text:p>41</text:p>
          </table:table-cell>
          <table:table-cell office:value-type="string">
            <text:p>10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63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